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0000" draw:textarea-horizontal-align="center" draw:textarea-vertical-align="middle"/>
    </style:style>
    <style:style style:name="gr2" style:family="graphic" style:parent-style-name="standard">
      <style:graphic-properties svg:stroke-color="#ff3333" draw:textarea-horizontal-align="center" draw:textarea-vertical-align="middle"/>
    </style:style>
    <style:style style:name="gr3" style:family="graphic" style:parent-style-name="standard">
      <style:graphic-properties svg:stroke-color="#990000" svg:stroke-linecap="round" draw:textarea-horizontal-align="center" draw:textarea-vertical-align="middle"/>
    </style:style>
    <style:style style:name="gr4" style:family="graphic" style:parent-style-name="standard">
      <style:graphic-properties svg:stroke-color="#ff3333" svg:stroke-linecap="round" draw:textarea-horizontal-align="center" draw:textarea-vertical-align="middle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990000" draw:fill="none" draw:textarea-horizontal-align="center" draw:textarea-vertical-align="middle"/>
    </style:style>
    <style:style style:name="gr7" style:family="graphic" style:parent-style-name="objectwithoutfill">
      <style:graphic-properties svg:stroke-color="#ff3333" draw:fill="none" draw:textarea-horizontal-align="center" draw:textarea-vertical-align="middle"/>
    </style:style>
    <style:style style:name="gr8" style:family="graphic" style:parent-style-name="standard">
      <style:graphic-properties svg:stroke-color="#000000" svg:stroke-linecap="round" draw:textarea-horizontal-align="center" draw:textarea-vertical-align="middle"/>
    </style:style>
    <style:style style:name="gr9" style:family="graphic" style:parent-style-name="standard">
      <style:graphic-properties draw:stroke="none" svg:stroke-color="#cccccc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objectwithoutfill">
      <style:graphic-properties svg:stroke-color="#0000ff" draw:fill="none" draw:textarea-horizontal-align="center" draw:textarea-vertical-align="middle"/>
    </style:style>
    <style:style style:name="gr11" style:family="graphic" style:parent-style-name="objectwithoutfill">
      <style:graphic-properties svg:stroke-color="#cccccc" draw:fill="none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15" style:family="graphic" style:parent-style-name="standard">
      <style:graphic-properties svg:stroke-color="#cccccc"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cccccc" svg:stroke-linecap="round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color="#ff3333" draw:fill="none" draw:textarea-horizontal-align="center" draw:textarea-vertical-align="middle"/>
    </style:style>
    <style:style style:name="gr18" style:family="graphic" style:parent-style-name="objectwithoutfill">
      <style:graphic-properties draw:stroke="dash" draw:stroke-dash="Fine_20_Dashed" svg:stroke-color="#ff3333" draw:marker-end="Arrow_20_concave" draw:marker-end-width="0.15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style:use-window-font-color="true" fo:font-size="12pt" style:font-size-asian="12pt" style:font-size-complex="12pt"/>
    </style:style>
    <style:style style:name="T2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75cm" svg:y1="2.75cm" svg:x2="1.625cm" svg:y2="2.75cm">
            <text:p/>
          </draw:line>
          <draw:line draw:style-name="gr2" draw:text-style-name="P1" draw:layer="layout" svg:x1="1.875cm" svg:y1="2.75cm" svg:x2="2.75cm" svg:y2="2.75cm">
            <text:p/>
          </draw:line>
          <draw:line draw:style-name="gr3" draw:text-style-name="P1" draw:layer="layout" svg:x1="1.625cm" svg:y1="2.5cm" svg:x2="1.625cm" svg:y2="3cm">
            <text:p/>
          </draw:line>
          <draw:line draw:style-name="gr4" draw:text-style-name="P1" draw:layer="layout" svg:x1="1.875cm" svg:y1="2.5cm" svg:x2="1.875cm" svg:y2="3cm">
            <text:p/>
          </draw:line>
        </draw:g>
        <draw:g>
          <draw:line draw:style-name="gr1" draw:text-style-name="P1" draw:layer="layout" svg:x1="4.25cm" svg:y1="4.75cm" svg:x2="4.25cm" svg:y2="2.875cm">
            <text:p/>
          </draw:line>
          <draw:line draw:style-name="gr2" draw:text-style-name="P1" draw:layer="layout" svg:x1="4.25cm" svg:y1="2.625cm" svg:x2="4.25cm" svg:y2="0.75cm">
            <text:p/>
          </draw:line>
          <draw:line draw:style-name="gr3" draw:text-style-name="P1" draw:layer="layout" svg:x1="4cm" svg:y1="2.875cm" svg:x2="4.5cm" svg:y2="2.875cm">
            <text:p/>
          </draw:line>
          <draw:line draw:style-name="gr4" draw:text-style-name="P1" draw:layer="layout" svg:x1="4cm" svg:y1="2.625cm" svg:x2="4.5cm" svg:y2="2.625cm">
            <text:p/>
          </draw:line>
        </draw:g>
        <draw:g>
          <draw:glue-point draw:id="4" svg:x="1cm" svg:y="5cm"/>
          <draw:glue-point draw:id="5" svg:x="1cm" svg:y="-5cm"/>
          <draw:glue-point draw:id="6" svg:x="3cm" svg:y="5cm"/>
          <draw:glue-point draw:id="7" svg:x="3cm" svg:y="-5cm" draw:escape-direction="up"/>
          <draw:custom-shape draw:style-name="gr5" draw:text-style-name="P1" draw:layer="layout" svg:width="0.5cm" svg:height="0.5cm" svg:x="2.5cm" svg:y="1.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3cm" svg:y1="1.5cm" svg:x2="2.5cm" svg:y2="1.5cm">
            <text:p/>
          </draw:line>
        </draw:g>
        <draw:polyline draw:style-name="gr6" draw:text-style-name="P1" draw:layer="layout" svg:width="0.749cm" svg:height="2.499cm" draw:transform="rotate (-1.5707963267949) translate (5.25cm 4cm)" svg:viewBox="0 0 750 2500" draw:points="0,2500 750,2500 750,0 250,0">
          <text:p/>
        </draw:polyline>
        <draw:polyline draw:style-name="gr7" draw:text-style-name="P1" draw:layer="layout" svg:width="1.999cm" svg:height="0.749cm" draw:transform="rotate (-3.14159265358979) translate (4.75cm 1.5cm)" svg:viewBox="0 0 2000 750" draw:points="0,750 2000,750 2000,0">
          <text:p/>
        </draw:polyline>
        <draw:g>
          <draw:line draw:style-name="gr8" draw:text-style-name="P1" draw:layer="layout" svg:x1="0.25cm" svg:y1="5.25cm" svg:x2="1.25cm" svg:y2="5.25cm">
            <text:p/>
          </draw:line>
          <draw:line draw:style-name="gr8" draw:text-style-name="P1" draw:layer="layout" svg:x1="0.5cm" svg:y1="5.5cm" svg:x2="1cm" svg:y2="5.5cm">
            <text:p/>
          </draw:line>
          <draw:line draw:style-name="gr8" draw:text-style-name="P1" draw:layer="layout" svg:x1="0.63cm" svg:y1="5.75cm" svg:x2="0.88cm" svg:y2="5.75cm">
            <text:p/>
          </draw:line>
        </draw:g>
        <draw:g>
          <draw:frame draw:style-name="gr9" draw:text-style-name="P2" draw:layer="layout" svg:width="1cm" svg:height="0.5cm" svg:x="4.75cm" svg:y="3.75cm">
            <draw:text-box>
              <text:p><text:span text:style-name="T1">Vcc</text:span></text:p>
            </draw:text-box>
          </draw:frame>
          <draw:line draw:style-name="gr8" draw:text-style-name="P1" draw:layer="layout" svg:x1="4.75cm" svg:y1="4.25cm" svg:x2="5.75cm" svg:y2="4.25cm">
            <text:p/>
          </draw:line>
        </draw:g>
        <draw:line draw:style-name="gr10" draw:text-style-name="P1" draw:layer="layout" svg:x1="0.75cm" svg:y1="5.25cm" svg:x2="0.75cm" svg:y2="4.25cm">
          <text:p/>
        </draw:line>
        <draw:polyline draw:style-name="gr11" draw:text-style-name="P1" draw:layer="layout" svg:width="0.749cm" svg:height="0.249cm" draw:transform="rotate (1.5707963267949) translate (2.5cm 3.5cm)" svg:viewBox="0 0 750 250" draw:points="0,250 750,250 750,0">
          <text:p/>
        </draw:polyline>
        <draw:polyline draw:style-name="gr6" draw:text-style-name="P1" draw:layer="layout" svg:width="0.249cm" svg:height="0.499cm" draw:transform="rotate (-3.14159265358979) translate (1cm 3.25cm)" svg:viewBox="0 0 250 500" draw:points="0,500 250,500 250,0">
          <text:p/>
        </draw:polyline>
        <draw:g>
          <draw:circle draw:style-name="gr12" draw:text-style-name="P1" draw:layer="layout" svg:width="1cm" svg:height="1cm" svg:x="0.25cm" svg:y="3.25cm">
            <text:p/>
          </draw:circle>
          <draw:polyline draw:style-name="gr13" draw:text-style-name="P1" draw:layer="layout" svg:width="0.499cm" svg:height="0.249cm" svg:x="0.5cm" svg:y="3.625cm" svg:viewBox="0 0 500 250" draw:points="0,250 167,250 167,0 333,0 333,250 500,250">
            <text:p/>
          </draw:polyline>
        </draw:g>
        <draw:g>
          <draw:frame draw:style-name="gr14" draw:text-style-name="P3" draw:layer="layout" svg:width="1.25cm" svg:height="0.5cm" svg:x="4.75cm" svg:y="0.5cm">
            <draw:text-box>
              <text:p text:style-name="P1"><text:span text:style-name="T2">CP</text:span></text:p>
            </draw:text-box>
          </draw:frame>
          <draw:polygon draw:style-name="gr13" draw:text-style-name="P1" draw:layer="layout" svg:width="0.499cm" svg:height="1.499cm" draw:transform="rotate (-1.5707963267949) translate (6.24999999999993cm 0.499999999999599cm)" svg:viewBox="0 0 500 1500" draw:points="0,1500 500,1500 500,250 250,0 0,250">
            <text:p/>
          </draw:polygon>
        </draw:g>
        <draw:polyline draw:style-name="gr7" draw:text-style-name="P1" draw:layer="layout" svg:width="0.749cm" svg:height="0.249cm" draw:transform="rotate (-1.5707963267949) translate (2.75cm 2cm)" svg:viewBox="0 0 750 250" draw:points="0,0 750,0 750,250">
          <text:p/>
        </draw:polyline>
        <draw:g>
          <draw:glue-point draw:id="4" svg:x="1cm" svg:y="5cm"/>
          <draw:glue-point draw:id="5" svg:x="1cm" svg:y="-5cm"/>
          <draw:glue-point draw:id="6" svg:x="3cm" svg:y="5cm"/>
          <draw:glue-point draw:id="7" svg:x="3cm" svg:y="-5cm" draw:escape-direction="up"/>
          <draw:custom-shape draw:style-name="gr15" draw:text-style-name="P1" draw:layer="layout" svg:width="0.5cm" svg:height="0.5cm" svg:x="2.5cm" svg:y="3.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6" draw:text-style-name="P1" draw:layer="layout" svg:x1="3cm" svg:y1="3.5cm" svg:x2="2.5cm" svg:y2="3.5cm">
            <text:p/>
          </draw:line>
        </draw:g>
        <draw:g>
          <draw:path draw:style-name="gr17" draw:text-style-name="P1" draw:layer="layout" svg:width="0.249cm" svg:height="0.249cm" draw:transform="rotate (1.5707963267949) translate (3cm 1.25cm)" svg:viewBox="0 0 250 250" svg:d="M0 0c250 0 250 250 250 250">
            <text:p/>
          </draw:path>
          <draw:line draw:style-name="gr17" draw:text-style-name="P1" draw:layer="layout" svg:x1="3.25cm" svg:y1="1cm" svg:x2="3.75cm" svg:y2="1cm">
            <text:p/>
          </draw:line>
          <draw:path draw:style-name="gr17" draw:text-style-name="P1" draw:layer="layout" svg:width="0.249cm" svg:height="0.249cm" draw:transform="rotate (-1.5707963267949) translate (4cm 1cm)" svg:viewBox="0 0 250 250" svg:d="M250 0c-250 0-250 250-250 250">
            <text:p/>
          </draw:path>
          <draw:line draw:style-name="gr18" draw:text-style-name="P1" draw:layer="layout" svg:x1="4cm" svg:y1="1.25cm" svg:x2="4cm" svg:y2="2.25cm">
            <text:p/>
          </draw:line>
          <draw:line draw:style-name="gr17" draw:text-style-name="P1" draw:layer="layout" svg:x1="3cm" svg:y1="2.75cm" svg:x2="3cm" svg:y2="1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5T02:37:29.863000000</dc:date>
    <meta:editing-duration>PT3H5M7S</meta:editing-duration>
    <meta:editing-cycles>124</meta:editing-cycles>
    <meta:document-statistic meta:object-count="41"/>
  </office:meta>
</office:document-meta>
</file>